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4a7f4"/>
    </style:style>
    <style:style style:name="T1" style:family="text">
      <style:text-properties officeooo:rsid="0014a7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ourse Evaluation</text:span></text:p>
      <text:p text:style-name="P1"><text:span text:style-name="T1">Group programming project (2) : 15 %</text:span></text:p>
      <text:p text:style-name="P1"><text:span text:style-name="T1">Individual protocol analysis : 20 %</text:span></text:p>
      <text:p text:style-name="P1"><text:span text:style-name="T1">Exam : 65 %, Ex &amp; Theory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</meta:initial-creator>
    <meta:creation-date>2013-09-18T11:11:47</meta:creation-date>
    <dc:date>2013-09-18T11:13:28</dc:date>
    <dc:creator>Julien </dc:creator>
    <meta:editing-duration>P0D</meta:editing-duration>
    <meta:editing-cycles>1</meta:editing-cycles>
    <meta:document-statistic meta:table-count="0" meta:image-count="0" meta:object-count="0" meta:page-count="1" meta:paragraph-count="4" meta:word-count="22" meta:character-count="112" meta:non-whitespace-character-count="94"/>
    <meta:generator>LibreOffice/4.0.2.2$Linux_X86_64 LibreOffice_project/400m0$Build-2</meta:generator>
  </office:meta>
</office:document-meta>
</file>